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ando Imagens Personalizadas com o Docker</text:p>
      <text:p text:style-name="Standard"/>
      <text:p text:style-name="Standard">_Criando uma imagem personalizada_</text:p>
      <text:p text:style-name="Standard"/>
      <text:p text:style-name="Standard">Gerados 2 arquivos:</text:p>
      <text:p text:style-name="Standard">/dockerfile/index.html</text:p>
      <text:p text:style-name="Standard">/dockerfile/dockerfile</text:p>
      <text:p text:style-name="Standard"/>
      <text:p text:style-name="Standard">docker build . -t denilsonbonatti/app-html:1.0</text:p>
      <text:p text:style-name="Standard">Comando para realizar build e gerar imagem da sua app</text:p>
      <text:p text:style-name="Standard"/>
      <text:p text:style-name="Standard">docker login</text:p>
      <text:p text:style-name="Standard">Comando para realizar login no docker hub</text:p>
      <text:p text:style-name="Standard"/>
      <text:p text:style-name="Standard">docker push denilsonbonatti/app-html:1.0</text:p>
      <text:p text:style-name="Standard">Comando para publicar no docker hub a imagem criada.</text:p>
      <text:p text:style-name="Standard"/>
      <text:p text:style-name="Standard">**********************</text:p>
      <text:p text:style-name="Standard"/>
      <text:p text:style-name="Standard">_Criando um deployment de um aplicativo_</text:p>
      <text:p text:style-name="Standard"/>
      <text:p text:style-name="Standard">Necessário conectar no cluster criado na nuvem.</text:p>
      <text:p text:style-name="Standard"/>
      <text:p text:style-name="Standard">gcloud container clusters get-credentials cluster-1 --zone us-central1-c --project upheld-world-359622</text:p>
      <text:p text:style-name="Standard">Comando para conectar no cluster criado na nuvem Google Cloud.</text:p>
      <text:p text:style-name="Standard"/>
      <text:p text:style-name="Standard">Necessário criar o arquivo yml para subir o deployment.</text:p>
      <text:p text:style-name="Standard"/>
      <text:p text:style-name="Standard">arquivos gerados:</text:p>
      <text:p text:style-name="Standard">/app1/app-deployment.yml</text:p>
      <text:p text:style-name="Standard"/>
      <text:p text:style-name="Standard">kubectl apply -f .\app-deployment.yml</text:p>
      <text:p text:style-name="Standard">Comando que executará o yml e criará os pods na nuvem</text:p>
      <text:p text:style-name="Standard"/>
      <text:p text:style-name="Standard">kubectl expose deployment html-deployment --type=LoadBalancer --name=app-html --port=80</text:p>
      <text:p text:style-name="Standard">Comando que irá expor o deployment para acesso externo.</text:p>
      <text:p text:style-name="Standard"/>
      <text:p text:style-name="Standard">kubectl get service</text:p>
      <text:p text:style-name="Standard">Comando que mostrará o serviço app-html LoadBalancer, e mostrará a informação do External IP para acesso ao serviço do app publicado.</text:p>
      <text:p text:style-name="Standard"/>
      <text:p text:style-name="Standard">**************************</text:p>
      <text:p text:style-name="Standard"/>
      <text:p text:style-name="Standard">_Atualizando um aplicativo_</text:p>
      <text:p text:style-name="Standard"/>
      <text:p text:style-name="Standard">Criado arquivos:</text:p>
      <text:p text:style-name="Standard">/app1.2/app-deployment.yml</text:p>
      <text:p text:style-name="Standard"/>
      <text:p text:style-name="Standard">Foi atualizado o arquivo:</text:p>
      <text:p text:style-name="Standard">/dockerfile/index.html</text:p>
      <text:p text:style-name="Standard"/>
      <text:p text:style-name="Standard"><text:soft-page-break/>docker build . -t denilsonbonatti/app-html:1.2</text:p>
      <text:p text:style-name="Standard">Comando para realizar build e gerar imagem da sua app v1.2.</text:p>
      <text:p text:style-name="Standard"/>
      <text:p text:style-name="Standard">docker push denilsonbonatti/app-html:1.2</text:p>
      <text:p text:style-name="Standard">Comando para publicar no docker hub a imagem da v1.2.</text:p>
      <text:p text:style-name="Standard"/>
      <text:p text:style-name="Standard">No app-deployment.yml foi alterado somente a tag da "image" para 1.2.</text:p>
      <text:p text:style-name="Standard"/>
      <text:p text:style-name="Standard"/>
      <text:p text:style-name="Standard">kubectl apply -f .\app-deployment.yml</text:p>
      <text:p text:style-name="Standard">Comando que executará o yml e criará os pods na nuvem. Executar posicionando-se na pasta do novo arquivo</text:p>
      <text:p text:style-name="Standard"/>
      <text:p text:style-name="Standard">********************************</text:p>
      <text:p text:style-name="Standard"/>
      <text:p text:style-name="Standard">_Criando um Load Balancer por YAML_</text:p>
      <text:p text:style-name="Standard"/>
      <text:p text:style-name="Standard">kubectl delete service app-html</text:p>
      <text:p text:style-name="Standard">Comando para excluir o serviço </text:p>
      <text:p text:style-name="Standard"/>
      <text:p text:style-name="Standard">Novos arquivos criados:</text:p>
      <text:p text:style-name="Standard">/app1.2/app-html-lb.yml</text:p>
      <text:p text:style-name="Standard"/>
      <text:p text:style-name="Standard">kubectl apply -f .\app-html-lb.yml</text:p>
      <text:p text:style-name="Standard">Comando para executar e buildar novo serviço do tipo Load Balancer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15:58:11.979000000</dc:date>
    <meta:editing-duration>PT2M45S</meta:editing-duration>
    <meta:editing-cycles>1</meta:editing-cycles>
    <meta:document-statistic meta:table-count="0" meta:image-count="0" meta:object-count="0" meta:page-count="2" meta:paragraph-count="46" meta:word-count="265" meta:character-count="1962" meta:non-whitespace-character-count="1747"/>
    <meta:generator>LibreOffice/7.3.0.3$Windows_X86_64 LibreOffice_project/0f246aa12d0eee4a0f7adcefbf7c878fc2238db3</meta:generator>
  </office:meta>
</office:document-meta>
</file>